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0.428cm" fo:min-width="1.928cm"/>
      <style:paragraph-properties style:writing-mode="lr-tb"/>
    </style:style>
    <style:style style:name="gr2" style:family="graphic" style:parent-style-name="objectwithoutfill">
      <style:graphic-properties draw:marker-end="线条箭头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0.875cm"/>
      <style:paragraph-properties style:writing-mode="lr-tb"/>
    </style:style>
    <style:style style:name="gr5" style:family="graphic" style:parent-style-name="objectwithoutfill">
      <style:graphic-properties draw:marker-end="线条箭头_20_2" draw:marker-end-width="0.3cm" draw:fill="none" draw:textarea-vertical-align="midd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5cm" fo:min-width="0.8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cm" fo:min-width="0.876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5cm" fo:min-width="0.876cm"/>
      <style:paragraph-properties style:writing-mode="lr-tb"/>
    </style:style>
    <style:style style:name="gr10" style:family="graphic" style:parent-style-name="objectwithoutfill">
      <style:graphic-properties draw:marker-end="线条箭头_20_4" draw:marker-end-width="0.3cm" draw:fill="none" draw:textarea-vertical-align="middle"/>
    </style:style>
    <style:style style:name="gr11" style:family="graphic" style:parent-style-name="objectwithoutfill">
      <style:graphic-properties draw:marker-end="线条箭头_20_5" draw:marker-end-width="0.3cm" draw:fill="none" draw:textarea-vertical-align="middle"/>
    </style:style>
    <style:style style:name="gr12" style:family="graphic" style:parent-style-name="objectwithoutfill">
      <style:graphic-properties draw:marker-end="线条箭头_20_8" draw:marker-end-width="0.3cm" draw:fill="none" draw:textarea-vertical-align="middle"/>
    </style:style>
    <style:style style:name="gr13" style:family="graphic" style:parent-style-name="objectwithoutfill">
      <style:graphic-properties draw:marker-end="线条箭头_20_9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线条箭头_20_10" draw:marker-end-width="0.3cm" draw:fill="none" draw:textarea-vertical-align="middle"/>
    </style:style>
    <style:style style:name="gr16" style:family="graphic" style:parent-style-name="objectwithoutfill">
      <style:graphic-properties draw:marker-end="线条箭头_20_1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8" style:family="graphic" style:parent-style-name="objectwithoutfill">
      <style:graphic-properties draw:marker-end="线条箭头_20_14" draw:marker-end-width="0.3cm" draw:fill="none" draw:textarea-vertical-align="middle"/>
    </style:style>
    <style:style style:name="gr19" style:family="graphic" style:parent-style-name="objectwithoutfill">
      <style:graphic-properties draw:marker-end="线条箭头_20_16" draw:marker-end-width="0.3cm" draw:fill="none" draw:textarea-vertical-align="middle"/>
    </style:style>
    <style:style style:name="gr20" style:family="graphic" style:parent-style-name="objectwithoutfill">
      <style:graphic-properties draw:marker-end="线条箭头_20_18" draw:marker-end-width="0.3cm" draw:fill="none" draw:textarea-vertical-align="middle"/>
    </style:style>
    <style:style style:name="gr21" style:family="graphic" style:parent-style-name="objectwithoutfill">
      <style:graphic-properties draw:marker-end="线条箭头_20_19" draw:marker-end-width="0.3cm" draw:fill="none" draw:textarea-vertical-align="middle"/>
    </style:style>
    <style:style style:name="gr22" style:family="graphic" style:parent-style-name="objectwithoutfill">
      <style:graphic-properties draw:marker-end="线条箭头_20_20" draw:marker-end-width="0.3cm" draw:fill="none" draw:textarea-vertical-align="middle"/>
    </style:style>
    <style:style style:name="gr23" style:family="graphic" style:parent-style-name="objectwithoutfill">
      <style:graphic-properties draw:marker-end="线条箭头_20_21" draw:marker-end-width="0.3cm" draw:fill="none" draw:textarea-vertical-align="middle"/>
    </style:style>
    <style:style style:name="gr24" style:family="graphic" style:parent-style-name="objectwithoutfill">
      <style:graphic-properties draw:marker-end="线条箭头_20_22" draw:marker-end-width="0.3cm" draw:fill="none" draw:textarea-vertical-align="middle"/>
    </style:style>
    <style:style style:name="gr25" style:family="graphic" style:parent-style-name="standard">
      <style:graphic-properties draw:stroke="dash" draw:stroke-dash="Long_20_Dot" svg:stroke-width="0.106cm" svg:stroke-color="#ff0000" draw:marker-start-width="0.358cm" draw:marker-end-width="0.358cm" svg:stroke-linecap="butt" draw:fill="none" draw:textarea-horizontal-align="justify" draw:textarea-vertical-align="middle" draw:auto-grow-height="false" fo:min-height="7.396cm" fo:min-width="6.396cm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7cm" fo:min-width="0cm"/>
      <style:paragraph-properties style:writing-mode="lr-tb"/>
    </style:style>
    <style:style style:name="gr27" style:family="graphic" style:parent-style-name="standard">
      <style:graphic-properties draw:stroke="dash" draw:stroke-dash="Long_20_Dot" svg:stroke-width="0.106cm" svg:stroke-color="#00a933" draw:marker-start-width="0.359cm" draw:marker-end-width="0.359cm" svg:stroke-linecap="butt" draw:fill="none" draw:textarea-horizontal-align="justify" draw:textarea-vertical-align="middle" draw:auto-grow-height="false" fo:min-height="7.394cm" fo:min-width="6.144cm" fo:padding-top="0.178cm" fo:padding-bottom="0.178cm" fo:padding-left="0.303cm" fo:padding-right="0.303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6pt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style:text-properties fo:font-size="6pt"/>
    </style:style>
    <style:style style:name="P8" style:family="paragraph">
      <loext:graphic-properties draw:fill="none" draw:fill-color="#ffffff"/>
      <style:text-properties fo:font-size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5cm" svg:height="0.75cm" svg:x="9.25cm" svg:y="1.5cm">
          <text:p text:style-name="P1"><text:span text:style-name="T1">x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5cm" svg:y1="2.25cm" svg:x2="10.5cm" svg:y2="3cm">
          <text:p/>
        </draw:line>
        <draw:custom-shape draw:style-name="gr3" draw:text-style-name="P3" draw:layer="layout" svg:width="2.5cm" svg:height="0.75cm" svg:x="9.25cm" svg:y="3cm">
          <text:p text:style-name="P3">xfer_in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75cm" svg:x="14.1cm" svg:y="9.25cm">
          <text:p text:style-name="P3">flush_fifo_reg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5cm" svg:height="0.75cm" svg:x="14.1cm" svg:y="10.65cm">
          <text:p text:style-name="P3">irq_handler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2.749cm" svg:height="1.5cm" svg:x="8.7cm" svg:y="12.45cm">
          <text:p text:style-name="P3">Err che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15.35cm" svg:y1="10cm" svg:x2="15.35cm" svg:y2="10.75cm">
          <text:p/>
        </draw:line>
        <draw:line draw:style-name="gr5" draw:text-style-name="P2" draw:layer="layout" svg:x1="15.35cm" svg:y1="8.5cm" svg:x2="15.35cm" svg:y2="9.25cm">
          <text:p/>
        </draw:line>
        <draw:custom-shape draw:style-name="gr6" draw:text-style-name="P4" xml:id="id2" draw:id="id2" draw:layer="layout" svg:width="2.75cm" svg:height="1.5cm" svg:x="14cm" svg:y="7cm">
          <text:p text:style-name="P4"><text:span text:style-name="T2">fifo_xf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0.5cm" svg:y1="3.75cm" svg:x2="10.5cm" svg:y2="4.5cm">
          <text:p/>
        </draw:line>
        <draw:frame draw:style-name="gr7" draw:text-style-name="P6" draw:layer="layout" svg:width="1.268cm" svg:height="0.489cm" svg:x="15.332cm" svg:y="8.5cm">
          <draw:text-box>
            <text:p text:style-name="P5"><text:span text:style-name="T1">success</text:span></text:p>
          </draw:text-box>
        </draw:frame>
        <draw:custom-shape draw:style-name="gr8" draw:text-style-name="P3" draw:layer="layout" svg:width="2.75cm" svg:height="1.5cm" svg:x="8.7cm" svg:y="14.7cm">
          <text:p text:style-name="P3">ISR che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10.05cm" svg:y1="13.95cm" svg:x2="10.05cm" svg:y2="14.7cm">
          <text:p/>
        </draw:line>
        <draw:frame draw:style-name="gr7" draw:text-style-name="P6" draw:layer="layout" svg:width="1.268cm" svg:height="0.489cm" svg:x="10.05cm" svg:y="13.961cm">
          <draw:text-box>
            <text:p text:style-name="P5"><text:span text:style-name="T1">success</text:span></text:p>
          </draw:text-box>
        </draw:frame>
        <draw:custom-shape draw:style-name="gr9" draw:text-style-name="P4" xml:id="id1" draw:id="id1" draw:layer="layout" svg:width="2.75cm" svg:height="1.5cm" svg:x="9.15cm" svg:y="4.5cm">
          <text:p text:style-name="P4"><text:span text:style-name="T2">fifo_xf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8" draw:layer="layout" svg:width="4.041cm" svg:height="0.489cm" svg:x="8.5cm" svg:y="5cm">
          <draw:text-box>
            <text:p text:style-name="P7">msg_num == 1 &amp;&amp; msgs[0]→len == 1</text:p>
          </draw:text-box>
        </draw:frame>
        <draw:frame draw:style-name="gr7" draw:text-style-name="P8" draw:layer="layout" svg:width="0.832cm" svg:height="0.489cm" svg:x="12.5cm" svg:y="6.011cm">
          <draw:text-box>
            <text:p text:style-name="P7">yes</text:p>
          </draw:text-box>
        </draw:frame>
        <draw:connector draw:style-name="gr10" draw:text-style-name="P2" draw:layer="layout" draw:type="lines" svg:x1="10.525cm" svg:y1="6cm" svg:x2="15.375cm" svg:y2="7cm" draw:start-shape="id1" draw:start-glue-point="6" draw:end-shape="id2" draw:end-glue-point="4" svg:d="M10525 6000v502l4850-3v501" svg:viewBox="0 0 4851 1001">
          <text:p/>
        </draw:connector>
        <draw:custom-shape draw:style-name="gr3" draw:text-style-name="P3" xml:id="id3" draw:id="id3" draw:layer="layout" svg:width="2.5cm" svg:height="0.75cm" svg:x="6cm" svg:y="6.95cm">
          <text:p text:style-name="P3">byte_xfer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10.525cm" svg:y1="6cm" svg:x2="7.25cm" svg:y2="6.95cm" draw:start-shape="id1" draw:start-glue-point="6" draw:end-shape="id3" draw:end-glue-point="0" svg:d="M10525 6000v502l-3275-53v501" svg:viewBox="0 0 3276 951">
          <text:p/>
        </draw:connector>
        <draw:connector draw:style-name="gr12" draw:text-style-name="P2" draw:layer="layout" draw:type="lines" draw:line-skew="2.799cm" svg:x1="7.25cm" svg:y1="7.7cm" svg:x2="14.1cm" svg:y2="11.025cm" draw:start-shape="id3" draw:start-glue-point="2" draw:end-shape="id4" draw:end-glue-point="3" svg:d="M7250 7700v3300l6349 25h501" svg:viewBox="0 0 6851 3326">
          <text:p/>
        </draw:connector>
        <draw:connector draw:style-name="gr13" draw:text-style-name="P2" draw:layer="layout" draw:type="lines" svg:x1="15.35cm" svg:y1="11.4cm" svg:x2="10.075cm" svg:y2="12.45cm" draw:start-shape="id4" draw:start-glue-point="2" draw:end-shape="id5" draw:end-glue-point="4" svg:d="M15350 11400v501l-5275 48v501" svg:viewBox="0 0 5276 1051">
          <text:p/>
        </draw:connector>
        <draw:custom-shape draw:style-name="gr3" draw:text-style-name="P3" draw:layer="layout" svg:width="2.5cm" svg:height="0.75cm" svg:x="2.95cm" svg:y="17.75cm">
          <text:p text:style-name="P3"><text:span text:style-name="T2">SR_IR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75cm" svg:x="6.95cm" svg:y="17.75cm">
          <text:p text:style-name="P3"><text:span text:style-name="T2">SR_IT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2.75cm" svg:height="1.5cm" svg:x="6.8cm" svg:y="19.25cm">
          <text:p text:style-name="P3">SR_RW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5cm" svg:height="0.75cm" svg:x="10.7cm" svg:y="17.75cm">
          <text:p text:style-name="P3"><text:span text:style-name="T2">RXH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2.5cm" svg:height="0.75cm" svg:x="14.2cm" svg:y="17.75cm">
          <text:p text:style-name="P3"><text:span text:style-name="T2">TX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4.257cm" svg:y1="16.766cm" svg:x2="15.443cm" svg:y2="16.854cm" svg:d="M4257 16766l11186 88" svg:viewBox="0 0 11187 89">
          <text:p/>
        </draw:connector>
        <draw:line draw:style-name="gr15" draw:text-style-name="P2" draw:layer="layout" svg:x1="10.1cm" svg:y1="16.25cm" svg:x2="10.1cm" svg:y2="16.75cm">
          <text:p/>
        </draw:line>
        <draw:line draw:style-name="gr16" draw:text-style-name="P2" draw:layer="layout" svg:x1="11.95cm" svg:y1="16.75cm" svg:x2="11.95cm" svg:y2="17.75cm">
          <text:p/>
        </draw:line>
        <draw:line draw:style-name="gr16" draw:text-style-name="P2" draw:layer="layout" svg:x1="15.45cm" svg:y1="16.75cm" svg:x2="15.45cm" svg:y2="17.75cm">
          <text:p/>
        </draw:line>
        <draw:line draw:style-name="gr16" draw:text-style-name="P2" draw:layer="layout" svg:x1="4.2cm" svg:y1="16.75cm" svg:x2="4.2cm" svg:y2="17.75cm">
          <text:p/>
        </draw:line>
        <draw:line draw:style-name="gr16" draw:text-style-name="P2" draw:layer="layout" svg:x1="8.2cm" svg:y1="16.75cm" svg:x2="8.2cm" svg:y2="17.75cm">
          <text:p/>
        </draw:line>
        <draw:custom-shape draw:style-name="gr3" draw:text-style-name="P3" xml:id="id7" draw:id="id7" draw:layer="layout" svg:width="2.5cm" svg:height="0.75cm" svg:x="2.95cm" svg:y="19.25cm">
          <text:p text:style-name="P3"><text:span text:style-name="T2">Read IDBR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2cm" svg:y1="18.5cm" svg:x2="4.2cm" svg:y2="19.25cm">
          <text:p/>
        </draw:line>
        <draw:line draw:style-name="gr5" draw:text-style-name="P2" draw:layer="layout" svg:x1="8.2cm" svg:y1="18.5cm" svg:x2="8.2cm" svg:y2="19.25cm">
          <text:p/>
        </draw:line>
        <draw:line draw:style-name="gr5" draw:text-style-name="P2" draw:layer="layout" svg:x1="11.95cm" svg:y1="18.5cm" svg:x2="11.95cm" svg:y2="19.25cm">
          <text:p/>
        </draw:line>
        <draw:custom-shape draw:style-name="gr3" draw:text-style-name="P3" xml:id="id6" draw:id="id6" draw:layer="layout" svg:width="2.5cm" svg:height="0.75cm" svg:x="10.7cm" svg:y="19.25cm">
          <text:p text:style-name="P3"><text:span text:style-name="T2">Read FIFO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1cm" svg:y1="20.75cm" svg:x2="8.1cm" svg:y2="21.5cm">
          <text:p/>
        </draw:line>
        <draw:frame draw:style-name="gr17" draw:text-style-name="P8" draw:layer="layout" svg:width="1.05cm" svg:height="0.727cm" svg:x="8.45cm" svg:y="20.773cm">
          <draw:text-box>
            <text:p text:style-name="P7">yes</text:p>
          </draw:text-box>
        </draw:frame>
        <draw:custom-shape draw:style-name="gr3" draw:text-style-name="P3" xml:id="id10" draw:id="id10" draw:layer="layout" svg:width="2.5cm" svg:height="0.75cm" svg:x="6.95cm" svg:y="21.5cm">
          <text:p text:style-name="P3"><text:span text:style-name="T2">ready_read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lines" draw:line-skew="-0.201cm" svg:x1="13.2cm" svg:y1="19.625cm" svg:x2="14cm" svg:y2="7.75cm" draw:start-shape="id6" draw:start-glue-point="1" draw:end-shape="id2" draw:end-glue-point="5" svg:d="M13200 19625h300l-1-11875h501" svg:viewBox="0 0 801 11876">
          <text:p/>
        </draw:connector>
        <draw:custom-shape draw:style-name="gr3" draw:text-style-name="P3" xml:id="id8" draw:id="id8" draw:layer="layout" svg:width="2.5cm" svg:height="0.75cm" svg:x="8.95cm" svg:y="23.75cm">
          <text:p text:style-name="P3"><text:span text:style-name="T2">done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draw:type="lines" draw:line-skew="-0.001cm -4.249cm" svg:x1="4.2cm" svg:y1="20cm" svg:x2="8.95cm" svg:y2="24.125cm" draw:start-shape="id7" draw:start-glue-point="2" draw:end-shape="id8" svg:d="M4200 20000v500 3625h4750" svg:viewBox="0 0 4751 4126">
          <text:p/>
        </draw:connector>
        <draw:connector draw:style-name="gr20" draw:text-style-name="P2" draw:layer="layout" draw:line-skew="0.549cm" svg:x1="16.7cm" svg:y1="18.125cm" svg:x2="13.626cm" svg:y2="13.441cm" draw:start-shape="id9" draw:start-glue-point="1" svg:d="M16700 18125h1050v-4684h-4124" svg:viewBox="0 0 4125 4685">
          <text:p/>
        </draw:connector>
        <draw:connector draw:style-name="gr21" draw:text-style-name="P2" draw:layer="layout" draw:line-skew="1.998cm" svg:x1="16.75cm" svg:y1="7.75cm" svg:x2="11.45cm" svg:y2="24.125cm" draw:start-shape="id2" draw:start-glue-point="7" draw:end-shape="id8" draw:end-glue-point="1" svg:d="M16750 7750h2500v16375h-7800" svg:viewBox="0 0 7801 16376">
          <text:p/>
        </draw:connector>
        <draw:frame draw:style-name="gr7" draw:text-style-name="P6" draw:layer="layout" svg:width="1.01cm" svg:height="0.489cm" svg:x="16.75cm" svg:y="7.25cm">
          <draw:text-box>
            <text:p text:style-name="P5"><text:span text:style-name="T1">failed</text:span></text:p>
          </draw:text-box>
        </draw:frame>
        <draw:connector draw:style-name="gr22" draw:text-style-name="P2" draw:layer="layout" draw:line-skew="1.399cm" svg:x1="9.45cm" svg:y1="21.875cm" svg:x2="16.6cm" svg:y2="11.025cm" draw:start-shape="id10" draw:start-glue-point="1" draw:end-shape="id4" draw:end-glue-point="1" svg:d="M9450 21875h9050v-10850h-1900" svg:viewBox="0 0 9051 10851">
          <text:p/>
        </draw:connector>
        <draw:custom-shape draw:style-name="gr3" draw:text-style-name="P3" xml:id="id12" draw:id="id12" draw:layer="layout" svg:width="2.5cm" svg:height="0.75cm" svg:x="7cm" svg:y="22.75cm">
          <text:p text:style-name="P3"><text:span text:style-name="T2">write</text:span>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6.8cm" svg:y1="20cm" svg:x2="7cm" svg:y2="23.125cm" draw:start-shape="id11" draw:start-glue-point="5" draw:end-shape="id12" draw:end-glue-point="3" svg:d="M6800 20000h-501v3125h701" svg:viewBox="0 0 702 3126">
          <text:p/>
        </draw:connector>
        <draw:frame draw:style-name="gr17" draw:text-style-name="P8" draw:layer="layout" svg:width="1.05cm" svg:height="0.727cm" svg:x="6.2cm" svg:y="19.523cm">
          <draw:text-box>
            <text:p text:style-name="P7">No</text:p>
          </draw:text-box>
        </draw:frame>
        <draw:connector draw:style-name="gr24" draw:text-style-name="P2" draw:layer="layout" draw:line-skew="-4.454cm" svg:x1="8.7cm" svg:y1="13.2cm" svg:x2="4.21cm" svg:y2="24.174cm" draw:start-shape="id5" draw:start-glue-point="5" svg:d="M8700 13200h-6950v10974h2460" svg:viewBox="0 0 6951 10975">
          <text:p/>
        </draw:connector>
        <draw:frame draw:style-name="gr17" draw:text-style-name="P8" draw:layer="layout" svg:width="1.05cm" svg:height="0.727cm" svg:x="7.75cm" svg:y="12.773cm">
          <draw:text-box>
            <text:p text:style-name="P7">no</text:p>
          </draw:text-box>
        </draw:frame>
        <draw:frame draw:style-name="gr7" draw:text-style-name="P8" draw:layer="layout" svg:width="0.739cm" svg:height="0.489cm" svg:x="8.418cm" svg:y="6.011cm">
          <draw:text-box>
            <text:p text:style-name="P7">no</text:p>
          </draw:text-box>
        </draw:frame>
        <draw:frame draw:style-name="gr17" draw:text-style-name="P8" draw:layer="layout" svg:width="1.05cm" svg:height="0.727cm" svg:x="3.95cm" svg:y="16.25cm">
          <draw:text-box>
            <text:p text:style-name="P7">case</text:p>
          </draw:text-box>
        </draw:frame>
        <draw:frame draw:style-name="gr17" draw:text-style-name="P8" draw:layer="layout" svg:width="1.05cm" svg:height="0.727cm" svg:x="7.7cm" svg:y="16.25cm">
          <draw:text-box>
            <text:p text:style-name="P7">case</text:p>
          </draw:text-box>
        </draw:frame>
        <draw:frame draw:style-name="gr17" draw:text-style-name="P8" draw:layer="layout" svg:width="1.05cm" svg:height="0.727cm" svg:x="11.45cm" svg:y="16.273cm">
          <draw:text-box>
            <text:p text:style-name="P7">case</text:p>
          </draw:text-box>
        </draw:frame>
        <draw:frame draw:style-name="gr17" draw:text-style-name="P8" draw:layer="layout" svg:width="1.05cm" svg:height="0.727cm" svg:x="14.95cm" svg:y="16.273cm">
          <draw:text-box>
            <text:p text:style-name="P7">case</text:p>
          </draw:text-box>
        </draw:frame>
        <draw:custom-shape draw:style-name="gr25" draw:text-style-name="P2" draw:layer="layout" svg:width="7cm" svg:height="7.75cm" svg:x="2.75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3.5cm" svg:height="0.489cm" svg:x="2.5cm" svg:y="15.523cm">
          <draw:text-box>
            <text:p text:style-name="P7"><text:span text:style-name="T2">Send one byte to get here</text:span></text:p>
          </draw:text-box>
        </draw:frame>
        <draw:custom-shape draw:style-name="gr27" draw:text-style-name="P2" draw:layer="layout" svg:width="6.75cm" svg:height="7.75cm" svg:x="10.5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3.5cm" svg:height="0.489cm" svg:x="14cm" svg:y="15.45cm">
          <draw:text-box>
            <text:p text:style-name="P7"><text:span text:style-name="T2">Se</text:span><text:span text:style-name="T2">nd </text:span><text:span text:style-name="T2">m</text:span><text:span text:style-name="T2">ulti</text:span><text:span text:style-name="T2">ple </text:span><text:span text:style-name="T2">byt</text:span><text:span text:style-name="T2">es </text:span><text:span text:style-name="T2">to </text:span><text:span text:style-name="T2">get </text:span><text:span text:style-name="T2">he</text:span><text:span text:style-name="T2">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1T21:32:21.642902548</meta:creation-date>
    <dc:date>2024-09-11T22:22:43.355811735</dc:date>
    <meta:editing-duration>PT7M48S</meta:editing-duration>
    <meta:editing-cycles>1</meta:editing-cycles>
    <meta:document-statistic meta:object-count="62"/>
    <meta:generator>LibreOffice/7.3.7.2$Linux_X86_64 LibreOffice_project/30$Build-2</meta:generator>
  </office:meta>
</office:document-meta>
</file>